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6e6e6" draw:textarea-horizontal-align="center" draw:textarea-vertical-align="middle"/>
    </style:style>
    <style:style style:name="gr13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0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076cm"/>
    </style:style>
    <style:style style:name="gr18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87cm" fo:min-width="0cm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18pt" fo:font-weight="normal" style:font-weight-asian="normal" style:font-weight-complex="normal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32pt" fo:text-shadow="1pt 1pt" fo:font-weight="normal" style:font-size-asian="32pt" style:font-weight-asian="normal" style:font-size-complex="32pt" style:font-weight-complex="normal"/>
    </style:style>
    <style:style style:name="P1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8pt" fo:font-weight="normal" style:font-weight-asian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1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fo:text-shadow="1pt 1pt" fo:font-weight="normal" style:font-size-asian="32pt" style:font-weight-asian="normal" style:font-size-complex="32pt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2" draw:layer="layout" svg:width="11.232cm" svg:height="2.5cm" svg:x="11.892cm" svg:y="1cm">
          <text:p text:style-name="P1"><text:span text:style-name="T1">Quality assuran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232cm" svg:height="3cm" svg:x="2.642cm" svg:y="5.5cm">
          <text:p text:style-name="P1"><text:span text:style-name="T1">Product qu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1.232cm" svg:height="3cm" svg:x="20.874cm" svg:y="5.5cm">
          <text:p text:style-name="P1"><text:span text:style-name="T1">Process qu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589cm" svg:y1="2.5cm" svg:x2="8.589cm" svg:y2="5.5cm">
          <text:p/>
        </draw:line>
        <draw:line draw:style-name="gr5" draw:text-style-name="P1" draw:layer="layout" svg:x1="11.892cm" svg:y1="2.5cm" svg:x2="8.588cm" svg:y2="2.5cm">
          <text:p/>
        </draw:line>
        <draw:line draw:style-name="gr4" draw:text-style-name="P1" draw:layer="layout" svg:x1="26.428cm" svg:y1="2.5cm" svg:x2="26.428cm" svg:y2="5.5cm">
          <text:p/>
        </draw:line>
        <draw:line draw:style-name="gr5" draw:text-style-name="P1" draw:layer="layout" svg:x1="23.124cm" svg:y1="2.5cm" svg:x2="26.428cm" svg:y2="2.5cm">
          <text:p/>
        </draw:line>
        <draw:line draw:style-name="gr5" draw:text-style-name="P1" draw:layer="layout" svg:x1="5.285cm" svg:y1="8.3cm" svg:x2="5.285cm" svg:y2="18cm">
          <text:p/>
        </draw:line>
        <draw:line draw:style-name="gr5" draw:text-style-name="P1" draw:layer="layout" svg:x1="23.124cm" svg:y1="8.2cm" svg:x2="23.124cm" svg:y2="18cm">
          <text:p/>
        </draw:line>
        <draw:custom-shape draw:style-name="gr6" draw:text-style-name="P3" draw:layer="layout" svg:width="6.607cm" svg:height="1.5cm" svg:x="7.928cm" svg:y="9.5cm">
          <text:p text:style-name="P1"><text:span text:style-name="T2">Desig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607cm" svg:height="1.5cm" svg:x="7.928cm" svg:y="11.5cm">
          <text:p text:style-name="P1"><text:span text:style-name="T2">Requirem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607cm" svg:height="1.5cm" svg:x="7.928cm" svg:y="13.5cm">
          <text:p text:style-name="P1"><text:span text:style-name="T2">Code styl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607cm" svg:height="1.5cm" svg:x="7.928cm" svg:y="15.5cm">
          <text:p text:style-name="P1"><text:span text:style-name="T2">Code organiz.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268cm" svg:height="1.5cm" svg:x="7.928cm" svg:y="17.5cm">
          <text:p text:style-name="P1"><text:span text:style-name="T2">Change request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285cm" svg:y1="10cm" svg:x2="7.928cm" svg:y2="10cm">
          <text:p/>
        </draw:line>
        <draw:line draw:style-name="gr7" draw:text-style-name="P1" draw:layer="layout" svg:x1="5.285cm" svg:y1="12cm" svg:x2="7.928cm" svg:y2="12cm">
          <text:p/>
        </draw:line>
        <draw:line draw:style-name="gr7" draw:text-style-name="P1" draw:layer="layout" svg:x1="5.285cm" svg:y1="14cm" svg:x2="7.928cm" svg:y2="14cm">
          <text:p/>
        </draw:line>
        <draw:line draw:style-name="gr7" draw:text-style-name="P1" draw:layer="layout" svg:x1="5.285cm" svg:y1="16cm" svg:x2="7.928cm" svg:y2="16cm">
          <text:p/>
        </draw:line>
        <draw:line draw:style-name="gr7" draw:text-style-name="P1" draw:layer="layout" svg:x1="5.285cm" svg:y1="18cm" svg:x2="7.928cm" svg:y2="18cm">
          <text:p/>
        </draw:line>
        <draw:custom-shape draw:style-name="gr6" draw:text-style-name="P3" draw:layer="layout" svg:width="6.607cm" svg:height="1.5cm" svg:x="25.767cm" svg:y="9.5cm">
          <text:p text:style-name="P1"><text:span text:style-name="T2">Desig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268cm" svg:height="1.5cm" svg:x="25.767cm" svg:y="11.5cm">
          <text:p text:style-name="P1"><text:span text:style-name="T2">Document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268cm" svg:height="1.5cm" svg:x="25.767cm" svg:y="13.5cm">
          <text:p text:style-name="P1"><text:span text:style-name="T2">Version releas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607cm" svg:height="1.5cm" svg:x="25.767cm" svg:y="15.5cm">
          <text:p text:style-name="P1"><text:span text:style-name="T2">Project pla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59cm" svg:height="1.5cm" svg:x="25.767cm" svg:y="17.5cm">
          <text:p text:style-name="P1"><text:span text:style-name="T2">Testing and UX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3.124cm" svg:y1="10cm" svg:x2="25.767cm" svg:y2="10cm">
          <text:p/>
        </draw:line>
        <draw:line draw:style-name="gr7" draw:text-style-name="P1" draw:layer="layout" svg:x1="23.124cm" svg:y1="12cm" svg:x2="25.767cm" svg:y2="12cm">
          <text:p/>
        </draw:line>
        <draw:line draw:style-name="gr7" draw:text-style-name="P1" draw:layer="layout" svg:x1="23.124cm" svg:y1="14cm" svg:x2="25.767cm" svg:y2="14cm">
          <text:p/>
        </draw:line>
        <draw:line draw:style-name="gr7" draw:text-style-name="P1" draw:layer="layout" svg:x1="23.124cm" svg:y1="16cm" svg:x2="25.767cm" svg:y2="16cm">
          <text:p/>
        </draw:line>
        <draw:line draw:style-name="gr7" draw:text-style-name="P1" draw:layer="layout" svg:x1="23.124cm" svg:y1="18cm" svg:x2="25.767cm" svg:y2="18cm">
          <text:p/>
        </draw:lin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custom-shape draw:style-name="gr6" draw:text-style-name="P4" draw:layer="layout" svg:width="7.268cm" svg:height="2cm" svg:x="1.981cm" svg:y="1.5cm">
          <text:p text:style-name="P1"><text:span text:style-name="T3">Safe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1.981cm" svg:y="4cm">
          <text:p text:style-name="P1"><text:span text:style-name="T3">Secur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1.981cm" svg:y="6.5cm">
          <text:p text:style-name="P1"><text:span text:style-name="T3">Reli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1.981cm" svg:y="9cm">
          <text:p text:style-name="P1"><text:span text:style-name="T3">Resilienc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1.981cm" svg:y="11.5cm">
          <text:p text:style-name="P1"><text:span text:style-name="T3">Robustnes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13.874cm" svg:y="1.5cm">
          <text:p text:style-name="P1"><text:span text:style-name="T3">Clar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13.874cm" svg:y="4cm">
          <text:p text:style-name="P1"><text:span text:style-name="T3">Test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13.874cm" svg:y="6.5cm">
          <text:p text:style-name="P1"><text:span text:style-name="T3">Adapt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13.874cm" svg:y="9cm">
          <text:p text:style-name="P1"><text:span text:style-name="T3">Complex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13.874cm" svg:y="11.5cm">
          <text:p text:style-name="P1"><text:span text:style-name="T3">Modular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25.767cm" svg:y="1.5cm">
          <text:p text:style-name="P1"><text:span text:style-name="T3">Port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25.767cm" svg:y="4cm">
          <text:p text:style-name="P1"><text:span text:style-name="T3">Us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25.767cm" svg:y="6.5cm">
          <text:p text:style-name="P1"><text:span text:style-name="T3">Reus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25.767cm" svg:y="9cm">
          <text:p text:style-name="P1"><text:span text:style-name="T3">Efficienc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25.767cm" svg:y="11.5cm">
          <text:p text:style-name="P1"><text:span text:style-name="T3">Learn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13.874cm" svg:y="14cm">
          <text:p text:style-name="P1"><text:span text:style-name="T3">Maintain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1.981cm" svg:y="14cm">
          <text:p text:style-name="P1"><text:span text:style-name="T3">Correctnes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25.767cm" svg:y="14cm">
          <text:p text:style-name="P1"><text:span text:style-name="T3">Verifi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911cm" svg:height="2cm" svg:x="6.606cm" svg:y="17cm">
          <text:p text:style-name="P1"><text:span text:style-name="T3">Interoperabil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68cm" svg:height="2cm" svg:x="19.821cm" svg:y="17cm">
          <text:p text:style-name="P1"><text:span text:style-name="T3">Installabil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custom-shape draw:style-name="gr9" draw:text-style-name="P4" draw:layer="layout" svg:width="7.929cm" svg:height="3cm" svg:x="5.946cm" svg:y="2cm">
          <text:p text:style-name="P1"><text:span text:style-name="T3">Select metr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2.554cm" svg:height="3cm" svg:x="19.16cm" svg:y="2cm">
          <text:p text:style-name="P1"><text:span text:style-name="T3">Identify interesting</text:span></text:p>
          <text:p text:style-name="P1"><text:span text:style-name="T3">components/el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2.554cm" svg:height="3cm" svg:x="19.821cm" svg:y="8.5cm">
          <text:p text:style-name="P1"><text:span text:style-name="T4">Perform measurement</text:span><text:span text:style-name="T3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9.25cm" svg:height="3cm" svg:x="21.803cm" svg:y="14.5cm">
          <text:p text:style-name="P1"><text:span text:style-name="T3">Detection of</text:span></text:p>
          <text:p text:style-name="P1"><text:span text:style-name="T3">anomalous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0.572cm" svg:height="3cm" svg:x="5.285cm" svg:y="14.5cm">
          <text:p text:style-name="P1"><text:span text:style-name="T3">Check atypical</text:span></text:p>
          <text:p text:style-name="P1"><text:span text:style-name="T3">elements/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3.874cm" svg:y1="3.5cm" svg:x2="19.16cm" svg:y2="3.5cm">
          <text:p/>
        </draw:line>
        <draw:line draw:style-name="gr7" draw:text-style-name="P1" draw:layer="layout" svg:x1="25.767cm" svg:y1="5cm" svg:x2="25.767cm" svg:y2="8.5cm">
          <text:p/>
        </draw:line>
        <draw:line draw:style-name="gr7" draw:text-style-name="P1" draw:layer="layout" svg:x1="25.767cm" svg:y1="11.5cm" svg:x2="25.767cm" svg:y2="14.5cm">
          <text:p/>
        </draw:line>
        <draw:line draw:style-name="gr7" draw:text-style-name="P1" draw:layer="layout" svg:x1="21.803cm" svg:y1="16cm" svg:x2="15.857cm" svg:y2="16cm">
          <text:p/>
        </draw:line>
        <draw:line draw:style-name="gr7" draw:text-style-name="P1" draw:layer="layout" svg:x1="9.91cm" svg:y1="14.5cm" svg:x2="9.91cm" svg:y2="11.5cm">
          <text:p/>
        </draw:line>
        <draw:custom-shape draw:style-name="gr6" draw:text-style-name="P5" draw:layer="layout" svg:width="12.554cm" svg:height="3cm" svg:x="3.963cm" svg:y="8.5cm">
          <text:p text:style-name="P1"><text:span text:style-name="T3">Corrective actions</text:span></text:p>
          <text:p text:style-name="P1"><text:span text:style-name="T3">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9.91cm" svg:y1="8.5cm" svg:x2="9.91cm" svg:y2="5cm">
          <text:p/>
        </draw:line>
        <presentation:notes draw:style-name="dp2">
          <draw:page-thumbnail draw:style-name="gr8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custom-shape draw:style-name="gr11" draw:text-style-name="P4" draw:layer="layout" svg:width="9.25cm" svg:height="2.5cm" svg:x="1.981cm" svg:y="1.5cm">
          <text:p text:style-name="P1"><text:span text:style-name="T3">Static metric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9.25cm" svg:height="2.5cm" svg:x="19.821cm" svg:y="1.5cm">
          <text:p text:style-name="P1"><text:span text:style-name="T3">Dynamic metrics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3.963cm" svg:y1="4cm" svg:x2="3.963cm" svg:y2="18.5cm">
          <text:p/>
        </draw:line>
        <draw:custom-shape draw:style-name="gr6" draw:text-style-name="P5" draw:layer="layout" svg:width="6.607cm" svg:height="2cm" svg:x="6.606cm" svg:y="5cm">
          <text:p text:style-name="P1"><text:span text:style-name="T5">Fan-in/Fan-ou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07cm" svg:height="2cm" svg:x="6.606cm" svg:y="7.5cm">
          <text:p text:style-name="P1"><text:span text:style-name="T5">Length of cod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9.911cm" svg:height="2cm" svg:x="6.606cm" svg:y="10cm">
          <text:p text:style-name="P1"><text:span text:style-name="T5">Cyclomatic complexit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07cm" svg:height="2cm" svg:x="6.606cm" svg:y="12.5cm">
          <text:p text:style-name="P1"><text:span text:style-name="T5">Fan-in/Fan-ou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0.572cm" svg:height="2cm" svg:x="6.606cm" svg:y="15cm">
          <text:p text:style-name="P1"><text:span text:style-name="T5">Depth conditional testing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07cm" svg:height="2cm" svg:x="6.606cm" svg:y="17.5cm">
          <text:p text:style-name="P1"><text:span text:style-name="T5">Fog index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963cm" svg:y1="18.5cm" svg:x2="6.606cm" svg:y2="18.5cm">
          <text:p/>
        </draw:line>
        <draw:line draw:style-name="gr7" draw:text-style-name="P1" draw:layer="layout" svg:x1="3.963cm" svg:y1="16cm" svg:x2="6.606cm" svg:y2="16cm">
          <text:p/>
        </draw:line>
        <draw:line draw:style-name="gr7" draw:text-style-name="P1" draw:layer="layout" svg:x1="3.963cm" svg:y1="13.5cm" svg:x2="6.606cm" svg:y2="13.5cm">
          <text:p/>
        </draw:line>
        <draw:line draw:style-name="gr7" draw:text-style-name="P1" draw:layer="layout" svg:x1="3.963cm" svg:y1="11cm" svg:x2="6.606cm" svg:y2="11cm">
          <text:p/>
        </draw:line>
        <draw:line draw:style-name="gr7" draw:text-style-name="P1" draw:layer="layout" svg:x1="3.963cm" svg:y1="8.5cm" svg:x2="6.606cm" svg:y2="8.5cm">
          <text:p/>
        </draw:line>
        <draw:line draw:style-name="gr7" draw:text-style-name="P1" draw:layer="layout" svg:x1="3.963cm" svg:y1="6cm" svg:x2="6.606cm" svg:y2="6cm">
          <text:p/>
        </draw:line>
        <draw:line draw:style-name="gr12" draw:text-style-name="P1" draw:layer="layout" svg:x1="22.463cm" svg:y1="4cm" svg:x2="22.463cm" svg:y2="16cm">
          <text:p/>
        </draw:line>
        <draw:line draw:style-name="gr7" draw:text-style-name="P1" draw:layer="layout" svg:x1="22.463cm" svg:y1="16cm" svg:x2="25.106cm" svg:y2="16cm">
          <text:p/>
        </draw:line>
        <draw:line draw:style-name="gr7" draw:text-style-name="P1" draw:layer="layout" svg:x1="22.463cm" svg:y1="12cm" svg:x2="25.106cm" svg:y2="12cm">
          <text:p/>
        </draw:line>
        <draw:line draw:style-name="gr7" draw:text-style-name="P1" draw:layer="layout" svg:x1="22.463cm" svg:y1="9cm" svg:x2="25.106cm" svg:y2="9cm">
          <text:p/>
        </draw:line>
        <draw:line draw:style-name="gr7" draw:text-style-name="P1" draw:layer="layout" svg:x1="22.463cm" svg:y1="6cm" svg:x2="25.106cm" svg:y2="6cm">
          <text:p/>
        </draw:line>
        <draw:custom-shape draw:style-name="gr6" draw:text-style-name="P5" draw:layer="layout" svg:width="9.25cm" svg:height="2cm" svg:x="25.106cm" svg:y="5cm">
          <text:p text:style-name="P1"><text:span text:style-name="T5">Depth inheritance tre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9.25cm" svg:height="2cm" svg:x="25.106cm" svg:y="8cm">
          <text:p text:style-name="P1"><text:span text:style-name="T5">Method fan-in/fan-ou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9.25cm" svg:height="2.5cm" svg:x="25.106cm" svg:y="11cm">
          <text:p text:style-name="P1"><text:span text:style-name="T5">Weighted methods per</text:span></text:p>
          <text:p text:style-name="P1"><text:span text:style-name="T5">clas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9.25cm" svg:height="2.5cm" svg:x="25.106cm" svg:y="14.5cm">
          <text:p text:style-name="P1"><text:span text:style-name="T5">Number overriding</text:span></text:p>
          <text:p text:style-name="P1"><text:span text:style-name="T5">opera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custom-shape draw:style-name="gr9" draw:text-style-name="P6" draw:layer="layout" svg:width="11.893cm" svg:height="5.5cm" svg:x="2.642cm" svg:y="7.5cm">
          <text:p text:style-name="P1"><text:span text:style-name="T6">Measur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1.893cm" svg:height="5.5cm" svg:x="21.142cm" svg:y="1.5cm">
          <text:p text:style-name="P1"><text:span text:style-name="T7">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1.893cm" svg:height="5.5cm" svg:x="21.142cm" svg:y="13cm">
          <text:p text:style-name="P1"><text:span text:style-name="T7">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7.089cm" svg:y1="7cm" svg:x2="27.089cm" svg:y2="13cm">
          <text:p/>
        </draw:line>
        <draw:line draw:style-name="gr4" draw:text-style-name="P1" draw:layer="layout" svg:x1="8.588cm" svg:y1="4cm" svg:x2="21.142cm" svg:y2="4cm">
          <text:p/>
        </draw:line>
        <draw:line draw:style-name="gr5" draw:text-style-name="P1" draw:layer="layout" svg:x1="8.588cm" svg:y1="7.5cm" svg:x2="8.588cm" svg:y2="4cm">
          <text:p/>
        </draw:line>
        <draw:line draw:style-name="gr4" draw:text-style-name="P1" draw:layer="layout" svg:x1="8.589cm" svg:y1="16.5cm" svg:x2="8.589cm" svg:y2="13cm">
          <text:p/>
        </draw:line>
        <draw:line draw:style-name="gr5" draw:text-style-name="P1" draw:layer="layout" svg:x1="21.142cm" svg:y1="16.5cm" svg:x2="8.588cm" svg:y2="16.5cm">
          <text:p/>
        </draw:line>
        <draw:frame draw:style-name="gr15" draw:text-style-name="P8" draw:layer="layout" svg:width="10.572cm" svg:height="1.195cm" svg:x="8.588cm" svg:y="2.5cm">
          <draw:text-box>
            <text:p text:style-name="P1"><text:span text:style-name="T8">Metrics and reports</text:span></text:p>
          </draw:text-box>
        </draw:frame>
        <draw:frame draw:style-name="gr16" draw:text-style-name="P8" draw:layer="layout" svg:width="9.575cm" svg:height="3.083cm" svg:x="17.513cm" svg:y="8cm">
          <draw:text-box>
            <text:p text:style-name="P1"><text:span text:style-name="T8">Assessment</text:span></text:p>
            <text:p text:style-name="P1"><text:span text:style-name="T8">and</text:span></text:p>
            <text:p text:style-name="P1"><text:span text:style-name="T8">recommendations</text:span></text:p>
          </draw:text-box>
        </draw:frame>
        <draw:frame draw:style-name="gr17" draw:text-style-name="P9" draw:layer="layout" svg:width="10.576cm" svg:height="2.139cm" svg:x="9.249cm" svg:y="17cm">
          <draw:text-box>
            <text:p><text:span text:style-name="T8">Improvements to be</text:span></text:p>
            <text:p><text:span text:style-name="T8">checked</text:span></text:p>
          </draw:text-box>
        </draw:frame>
        <presentation:notes draw:style-name="dp2">
          <draw:page-thumbnail draw:style-name="gr8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custom-shape draw:style-name="gr18" draw:text-style-name="P8" draw:layer="layout" svg:width="8.59cm" svg:height="2.5cm" svg:x="1.481cm" svg:y="1.5cm">
          <text:p text:style-name="P1"><text:span text:style-name="T8">Goal 1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59cm" svg:height="2.5cm" svg:x="14.035cm" svg:y="1.5cm">
          <text:p text:style-name="P1"><text:span text:style-name="T8">Goal 2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59cm" svg:height="2.5cm" svg:x="25.928cm" svg:y="1.5cm">
          <text:p text:style-name="P1"><text:span text:style-name="T8">Goal N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6" draw:layer="layout" svg:width="5.286cm" svg:height="1.673cm" svg:x="21.963cm" svg:y="2cm">
          <draw:text-box>
            <text:p text:style-name="P1"><text:span text:style-name="T6">[...]</text:span></text:p>
          </draw:text-box>
        </draw:frame>
        <draw:custom-shape draw:style-name="gr19" draw:text-style-name="P8" draw:layer="layout" svg:width="5.019cm" svg:height="1.5cm" svg:x="0.962cm" svg:y="12.5cm">
          <text:p text:style-name="P1"><text:span text:style-name="T8">Metric 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2.5cm" svg:x="4.5cm" svg:y="6cm">
          <text:p text:style-name="P1"><text:span text:style-name="T8">Q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2.5cm" svg:height="2.5cm" svg:x="9.5cm" svg:y="6cm">
          <text:p text:style-name="P1"><text:span text:style-name="T8">Q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5.019cm" svg:height="1.5cm" svg:x="5.481cm" svg:y="10.5cm">
          <text:p text:style-name="P1"><text:span text:style-name="T8">Metric 2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5.019cm" svg:height="1.5cm" svg:x="8.481cm" svg:y="13cm">
          <text:p text:style-name="P1"><text:span text:style-name="T8">Metric 3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5.019cm" svg:height="1.5cm" svg:x="11.481cm" svg:y="15.5cm">
          <text:p text:style-name="P1"><text:span text:style-name="T8">Metric 4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5.019cm" svg:height="1.5cm" svg:x="14.481cm" svg:y="18cm">
          <text:p text:style-name="P1"><text:span text:style-name="T8">Metric 5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5.019cm" svg:height="1.5cm" svg:x="18.962cm" svg:y="15.5cm">
          <text:p text:style-name="P1"><text:span text:style-name="T8">Metric 6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2.5cm" svg:x="14.5cm" svg:y="6cm">
          <text:p text:style-name="P1"><text:span text:style-name="T8">Q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2.5cm" svg:height="2.5cm" svg:x="19cm" svg:y="6cm">
          <text:p text:style-name="P1"><text:span text:style-name="T8">Q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5.019cm" svg:height="1.5cm" svg:x="20.962cm" svg:y="13.5cm">
          <text:p text:style-name="P1"><text:span text:style-name="T8">Metric 7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5.019cm" svg:height="1.5cm" svg:x="22.481cm" svg:y="11.5cm">
          <text:p text:style-name="P1"><text:span text:style-name="T8">Metric 8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5.019cm" svg:height="1.5cm" svg:x="27.981cm" svg:y="11.5cm">
          <text:p text:style-name="P1"><text:span text:style-name="T8">Metric 9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5.019cm" svg:height="1.5cm" svg:x="30.981cm" svg:y="13.5cm">
          <text:p text:style-name="P1"><text:span text:style-name="T8">Metric 10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2.5cm" svg:x="23.5cm" svg:y="6cm">
          <text:p text:style-name="P1"><text:span text:style-name="T8">Q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2.5cm" svg:height="2.5cm" svg:x="28cm" svg:y="6cm">
          <text:p text:style-name="P1"><text:span text:style-name="T8">Q 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cm" svg:y1="4cm" svg:x2="6cm" svg:y2="6cm">
          <text:p/>
        </draw:line>
        <draw:line draw:style-name="gr4" draw:text-style-name="P1" draw:layer="layout" svg:x1="6cm" svg:y1="4cm" svg:x2="10.5cm" svg:y2="6cm">
          <text:p/>
        </draw:line>
        <draw:line draw:style-name="gr4" draw:text-style-name="P1" draw:layer="layout" svg:x1="18.5cm" svg:y1="4cm" svg:x2="11.5cm" svg:y2="6cm">
          <text:p/>
        </draw:line>
        <draw:line draw:style-name="gr4" draw:text-style-name="P1" draw:layer="layout" svg:x1="18.5cm" svg:y1="4cm" svg:x2="16cm" svg:y2="6cm">
          <text:p/>
        </draw:line>
        <draw:line draw:style-name="gr4" draw:text-style-name="P1" draw:layer="layout" svg:x1="18.5cm" svg:y1="4cm" svg:x2="24.5cm" svg:y2="6cm">
          <text:p/>
        </draw:line>
        <draw:line draw:style-name="gr4" draw:text-style-name="P1" draw:layer="layout" svg:x1="30cm" svg:y1="4cm" svg:x2="21cm" svg:y2="6cm">
          <text:p/>
        </draw:line>
        <draw:line draw:style-name="gr4" draw:text-style-name="P1" draw:layer="layout" svg:x1="30.5cm" svg:y1="4cm" svg:x2="29.5cm" svg:y2="6cm">
          <text:p/>
        </draw:line>
        <draw:line draw:style-name="gr4" draw:text-style-name="P1" draw:layer="layout" svg:x1="5.5cm" svg:y1="8.5cm" svg:x2="3cm" svg:y2="12.5cm">
          <text:p/>
        </draw:line>
        <draw:line draw:style-name="gr4" draw:text-style-name="P1" draw:layer="layout" svg:x1="6cm" svg:y1="8.5cm" svg:x2="8cm" svg:y2="10.5cm">
          <text:p/>
        </draw:line>
        <draw:line draw:style-name="gr4" draw:text-style-name="P1" draw:layer="layout" svg:x1="11cm" svg:y1="8.5cm" svg:x2="8.5cm" svg:y2="10.5cm">
          <text:p/>
        </draw:line>
        <draw:line draw:style-name="gr4" draw:text-style-name="P1" draw:layer="layout" svg:x1="11cm" svg:y1="8.5cm" svg:x2="11cm" svg:y2="13cm">
          <text:p/>
        </draw:line>
        <draw:line draw:style-name="gr4" draw:text-style-name="P1" draw:layer="layout" svg:x1="15.08cm" svg:y1="8.4cm" svg:x2="11.5cm" svg:y2="13cm">
          <text:p/>
        </draw:line>
        <draw:line draw:style-name="gr4" draw:text-style-name="P1" draw:layer="layout" svg:x1="15.5cm" svg:y1="8.5cm" svg:x2="15.5cm" svg:y2="15.5cm">
          <text:p/>
        </draw:line>
        <draw:line draw:style-name="gr4" draw:text-style-name="P1" draw:layer="layout" svg:x1="16cm" svg:y1="8.5cm" svg:x2="18.5cm" svg:y2="18cm">
          <text:p/>
        </draw:line>
        <draw:line draw:style-name="gr4" draw:text-style-name="P1" draw:layer="layout" svg:x1="19.5cm" svg:y1="8.2cm" svg:x2="19.5cm" svg:y2="15.5cm">
          <text:p/>
        </draw:line>
        <draw:line draw:style-name="gr4" draw:text-style-name="P1" draw:layer="layout" svg:x1="20cm" svg:y1="8.5cm" svg:x2="21.5cm" svg:y2="13.5cm">
          <text:p/>
        </draw:line>
        <draw:line draw:style-name="gr4" draw:text-style-name="P1" draw:layer="layout" svg:x1="24.5cm" svg:y1="8.5cm" svg:x2="24.5cm" svg:y2="11.5cm">
          <text:p/>
        </draw:line>
        <draw:line draw:style-name="gr4" draw:text-style-name="P1" draw:layer="layout" svg:x1="29cm" svg:y1="8.5cm" svg:x2="25.5cm" svg:y2="11.5cm">
          <text:p/>
        </draw:line>
        <draw:line draw:style-name="gr4" draw:text-style-name="P1" draw:layer="layout" svg:x1="29.5cm" svg:y1="8.5cm" svg:x2="29.5cm" svg:y2="11.5cm">
          <text:p/>
        </draw:line>
        <draw:line draw:style-name="gr4" draw:text-style-name="P1" draw:layer="layout" svg:x1="30.34cm" svg:y1="7.8cm" svg:x2="35cm" svg:y2="13.5cm">
          <text:p/>
        </draw:line>
        <presentation:notes draw:style-name="dp2">
          <draw:page-thumbnail draw:style-name="gr8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custom-shape draw:style-name="gr20" draw:text-style-name="P1" draw:layer="layout" svg:width="34cm" svg:height="19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4cm" svg:height="4cm" svg:x="1.5cm" svg:y="1.5cm">
          <text:p text:style-name="P1"><text:span text:style-name="T9">Goal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6cm" svg:height="4cm" svg:x="5.5cm" svg:y="1.5cm">
          <text:p text:style-name="P1"><text:span text:style-name="T10">Object</text:span></text:p>
          <text:p text:style-name="P1"><text:span text:style-name="T10"/></text:p>
          <text:p text:style-name="P1"><text:span text:style-name="T11">Product vers. Alpha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5.5cm" svg:height="4cm" svg:x="11.5cm" svg:y="1.5cm">
          <text:p text:style-name="P1"><text:span text:style-name="T10">Purpose</text:span></text:p>
          <text:p text:style-name="P1"><text:span text:style-name="T10"/></text:p>
          <text:p text:style-name="P1"><text:span text:style-name="T11">Understand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6cm" svg:height="4cm" svg:x="17cm" svg:y="1.5cm">
          <text:p text:style-name="P1"><text:span text:style-name="T10">Quality focus</text:span></text:p>
          <text:p text:style-name="P1"><text:span text:style-name="T10"/></text:p>
          <text:p text:style-name="P1"><text:span text:style-name="T11">Reliability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6.5cm" svg:height="4cm" svg:x="29cm" svg:y="1.5cm">
          <text:p text:style-name="P1"><text:span text:style-name="T10">Context</text:span></text:p>
          <text:p text:style-name="P1"><text:span text:style-name="T10"/></text:p>
          <text:p text:style-name="P1"><text:span text:style-name="T11">Project A, Company X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6cm" svg:height="4cm" svg:x="23cm" svg:y="1.5cm">
          <text:p text:style-name="P1"><text:span text:style-name="T10">Point of view</text:span></text:p>
          <text:p text:style-name="P1"><text:span text:style-name="T10"/></text:p>
          <text:p text:style-name="P1"><text:span text:style-name="T11">SW develop. team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cm" svg:y1="5.5cm" svg:x2="19cm" svg:y2="20.5cm">
          <text:p/>
        </draw:line>
        <draw:line draw:style-name="gr5" draw:text-style-name="P1" draw:layer="layout" svg:x1="1.456cm" svg:y1="12.853cm" svg:x2="35.456cm" svg:y2="12.853cm">
          <text:p/>
        </draw:line>
        <draw:frame draw:style-name="gr22" draw:text-style-name="P12" draw:layer="layout" svg:width="9.688cm" svg:height="0.962cm" svg:x="2.5cm" svg:y="6cm">
          <draw:text-box>
            <text:p><text:span text:style-name="T12">Aspects of quality and metrics</text:span></text:p>
          </draw:text-box>
        </draw:frame>
        <draw:frame draw:style-name="gr22" draw:text-style-name="P12" draw:layer="layout" svg:width="6.81cm" svg:height="0.962cm" svg:x="2.5cm" svg:y="13cm">
          <draw:text-box>
            <text:p><text:span text:style-name="T12">Baseline hypotheses</text:span></text:p>
          </draw:text-box>
        </draw:frame>
        <draw:frame draw:style-name="gr22" draw:text-style-name="P12" draw:layer="layout" svg:width="6.187cm" svg:height="0.962cm" svg:x="20.5cm" svg:y="6.038cm">
          <draw:text-box>
            <text:p><text:span text:style-name="T12">Influencing factors</text:span></text:p>
          </draw:text-box>
        </draw:frame>
        <draw:frame draw:style-name="gr22" draw:text-style-name="P12" draw:layer="layout" svg:width="12.652cm" svg:height="1.673cm" svg:x="20.5cm" svg:y="13cm">
          <draw:text-box>
            <text:p><text:span text:style-name="T12">Impact of influencing factors in baseline</text:span></text:p>
            <text:p><text:span text:style-name="T12">hypotheses</text:span></text:p>
          </draw:text-box>
        </draw:frame>
        <draw:frame draw:style-name="gr22" draw:layer="layout" svg:width="12.835cm" svg:height="6.65cm" svg:x="2.5cm" svg:y="7.35cm">
          <draw:text-box>
            <text:p>1. Number of failure</text:p>
            <text:p><text:tab/>- total number</text:p>
            <text:p><text:tab/>- severity (sorted by criticality)</text:p>
            <text:p>2. Number of faulty modules</text:p>
            <text:p><text:tab/>- total number</text:p>
            <text:p><text:tab/>- sorted by modules</text:p>
            <text:p><text:tab/>- sorted by lifecycle phases of detection</text:p>
            <text:p/>
            <text:p/>
          </draw:text-box>
        </draw:frame>
        <draw:frame draw:style-name="gr22" draw:layer="layout" svg:width="13.515cm" svg:height="3.095cm" svg:x="21cm" svg:y="7.5cm">
          <draw:text-box>
            <text:p>1. Degree of Reuse</text:p>
            <text:p>2. Experience of Development Team Members</text:p>
            <text:p>3. Adherence to Code Inspection Process</text:p>
            <text:p/>
          </draw:text-box>
        </draw:frame>
        <draw:frame draw:style-name="gr23" draw:layer="layout" svg:width="13.795cm" svg:height="6.037cm" svg:x="2.588cm" svg:y="14.067cm">
          <draw:text-box>
            <text:p>1. Number of failure</text:p>
            <text:p>- total number: 115</text:p>
            <text:p>- estimates John: 30% critical, 70% uncritical</text:p>
            <text:p>- estimates Elsa: 15% critical, 60% uncritical,</text:p>
            <text:p>15% others</text:p>
            <text:p>2. Number of faulty modules</text:p>
            <text:p>- total number: 200 Modules</text:p>
            <text:p>- AlphaH (40 faults), AlphaD (25), AlphaF (10)...</text:p>
          </draw:text-box>
        </draw:frame>
        <draw:frame draw:style-name="gr22" draw:layer="layout" svg:width="14.866cm" svg:height="5.228cm" svg:x="20.634cm" svg:y="14.772cm">
          <draw:text-box>
            <text:p>1. Higher the degree of reuse lower num. failures.</text:p>
            <text:p>2. The longer the experience of the developement</text:p>
            <text:p>team members, the lower the number of failures</text:p>
            <text:p>and faults.</text:p>
            <text:p>3. The closer the adherence to the code inspection</text:p>
            <text:p>process, the lower the number of failures and faults</text:p>
            <text:p>in testing and integration</text:p>
          </draw:text-box>
        </draw:frame>
        <presentation:notes draw:style-name="dp2">
          <draw:page-thumbnail draw:style-name="gr8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107cm" svg:x="1cm" svg:y="3.719cm" draw:page-number="1"/>
      <draw:page-thumbnail draw:layer="backgroundobjects" svg:width="8.999cm" svg:height="5.107cm" svg:x="1cm" svg:y="12.295cm"/>
      <draw:page-thumbnail draw:layer="backgroundobjects" svg:width="8.999cm" svg:height="5.107cm" svg:x="1cm" svg:y="20.871cm"/>
      <draw:page-thumbnail draw:layer="backgroundobjects" svg:width="8.999cm" svg:height="5.107cm" svg:x="11cm" svg:y="3.719cm"/>
      <draw:page-thumbnail draw:layer="backgroundobjects" svg:width="8.999cm" svg:height="5.107cm" svg:x="11cm" svg:y="12.295cm"/>
      <draw:page-thumbnail draw:layer="backgroundobjects" svg:width="8.999cm" svg:height="5.107cm" svg:x="11cm" svg:y="20.871cm"/>
    </style:handout-master>
    <style:master-page style:name="Predeterminado" style:page-layout-name="PM1" draw:style-name="Mdp1">
      <draw:frame presentation:style-name="Predeterminado-title" draw:layer="backgroundobjects" svg:width="33.299cm" svg:height="3.506cm" svg:x="1.849cm" svg:y="0.837cm" presentation:class="title" presentation:placeholder="true">
        <draw:text-box/>
      </draw:frame>
      <draw:frame presentation:style-name="Predeterminado-outline1" draw:layer="backgroundobjects" svg:width="33.299cm" svg:height="13.86cm" svg:x="1.849cm" svg:y="4.914cm" presentation:class="outline" presentation:placeholder="true">
        <draw:text-box/>
      </draw:frame>
      <draw:frame presentation:style-name="Mpr1" draw:text-style-name="MP1" draw:layer="backgroundobjects" svg:width="8.62cm" svg:height="1.448cm" svg:x="1.849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728cm" svg:height="1.448cm" svg:x="12.653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62cm" svg:height="1.448cm" svg:x="26.527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0T09:40:42</meta:creation-date>
    <meta:editing-duration>PT05H22M14S</meta:editing-duration>
    <meta:editing-cycles>11</meta:editing-cycles>
    <dc:date>2010-11-14T21:29:16</dc:date>
    <meta:generator>OpenOffice.org/3.2$Linux OpenOffice.org_project/320m19$Build-9505</meta:generator>
    <meta:document-statistic meta:object-count="188"/>
  </office:meta>
</office:document-meta>
</file>